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0.08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text-properties fo:background-color="#ffffff"/>
    </style:style>
    <style:style style:name="P2" style:family="paragraph">
      <loext:graphic-properties draw:fill="none" draw:fill-color="#ffffff"/>
      <style:text-properties fo:color="#000000" loext:opacity="100%" fo:background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style:text-underline-style="solid" style:text-underline-width="auto" style:text-underline-color="font-color" fo:background-color="#ffffff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fo:background-color="#ffffff" style:font-size-asian="12pt" style:font-size-complex="12pt"/>
    </style:style>
    <style:style style:name="P10" style:family="paragraph">
      <loext:graphic-properties draw:fill="none" draw:fill-color="#ffffff"/>
      <style:text-properties fo:font-size="10pt" fo:background-color="#ffffff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0pt" fo:background-color="#ffffff" style:font-size-asian="10pt" style:font-size-complex="10pt"/>
    </style:style>
    <style:style style:name="P13" style:family="paragraph">
      <style:paragraph-properties fo:text-align="center"/>
      <style:text-properties fo:color="#00a933" loext:opacity="100%"/>
    </style:style>
    <style:style style:name="P14" style:family="paragraph">
      <loext:graphic-properties draw:fill-color="#ffffff"/>
      <style:paragraph-properties fo:text-align="center"/>
      <style:text-properties fo:color="#00a933" loext:opacity="100%" fo:font-size="10pt" style:font-size-asian="10pt" style:font-size-complex="10pt"/>
    </style:style>
    <style:style style:name="P15" style:family="paragraph">
      <style:paragraph-properties fo:text-align="center"/>
      <style:text-properties fo:background-color="#ffffff"/>
    </style:style>
    <style:style style:name="P16" style:family="paragraph">
      <loext:graphic-properties draw:fill="none" draw:fill-color="#ffffff"/>
      <style:paragraph-properties fo:text-align="center"/>
      <style:text-properties fo:font-size="10pt" fo:background-color="#ffffff" style:font-size-asian="10pt" style:font-size-complex="10pt"/>
    </style:style>
    <style:style style:name="T1" style:family="text">
      <style:text-properties fo:color="#000000" loext:opacity="100%"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solid" style:text-underline-width="auto" style:text-underline-color="font-color" fo:background-color="#ffffff" style:font-size-asian="12pt" style:font-size-complex="12pt"/>
    </style:style>
    <style:style style:name="T4" style:family="text">
      <style:text-properties fo:font-size="10pt" fo:background-color="#ffffff" style:font-size-asian="10pt" style:font-size-complex="10pt"/>
    </style:style>
    <style:style style:name="T5" style:family="text">
      <style:text-properties fo:color="#00a9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94cm" svg:height="0.962cm" svg:x="6.715cm" svg:y="1.625cm">
          <draw:text-box>
            <text:p text:style-name="P1"><text:span text:style-name="T1">claimedBitMap</text:span></text:p>
          </draw:text-box>
        </draw:frame>
        <draw:custom-shape draw:style-name="gr2" draw:text-style-name="P3" draw:layer="layout" svg:width="0.635cm" svg:height="0.635cm" svg:x="9.264cm" svg:y="5.12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516cm" svg:y1="5.445cm" svg:x2="12.881cm" svg:y2="5.445cm">
          <text:p/>
        </draw:line>
        <draw:custom-shape draw:style-name="gr4" draw:text-style-name="P6" draw:layer="layout" svg:width="0.635cm" svg:height="0.635cm" svg:x="13.841cm" svg:y="5.127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4.48cm" svg:y="5.127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264cm" svg:y="5.127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9.263cm" svg:y="5.76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515cm" svg:y1="6.083cm" svg:x2="12.88cm" svg:y2="6.083cm">
          <text:p/>
        </draw:line>
        <draw:custom-shape draw:style-name="gr4" draw:text-style-name="P6" draw:layer="layout" svg:width="0.635cm" svg:height="0.635cm" svg:x="13.84cm" svg:y="5.765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4.479cm" svg:y="5.765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263cm" svg:y="5.765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9.261cm" svg:y="7.27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513cm" svg:y1="7.597cm" svg:x2="12.878cm" svg:y2="7.597cm">
          <text:p/>
        </draw:line>
        <draw:custom-shape draw:style-name="gr4" draw:text-style-name="P6" draw:layer="layout" svg:width="0.635cm" svg:height="0.635cm" svg:x="13.838cm" svg:y="7.279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4.477cm" svg:y="7.279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261cm" svg:y="7.279cm">
          <text:p text:style-name="P5"><text:span text:style-name="T2">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16cm" svg:y1="7.082cm" svg:x2="12.16cm" svg:y2="6.447cm">
          <text:p/>
        </draw:line>
        <draw:frame draw:style-name="gr5" draw:text-style-name="P9" draw:layer="layout" svg:width="1.446cm" svg:height="0.725cm" svg:x="5.483cm" svg:y="2.891cm">
          <draw:text-box>
            <text:p text:style-name="P8"><text:span text:style-name="T3">Keys</text:span></text:p>
          </draw:text-box>
        </draw:frame>
        <draw:line draw:style-name="gr6" draw:text-style-name="P4" draw:layer="layout" svg:x1="7.667cm" svg:y1="5.445cm" svg:x2="8.937cm" svg:y2="5.445cm">
          <text:p/>
        </draw:line>
        <draw:frame draw:style-name="gr5" draw:text-style-name="P10" draw:layer="layout" svg:width="0.697cm" svg:height="0.645cm" svg:x="5.858cm" svg:y="5.145cm">
          <draw:text-box>
            <text:p><text:span text:style-name="T4">0</text:span></text:p>
          </draw:text-box>
        </draw:frame>
        <draw:line draw:style-name="gr6" draw:text-style-name="P4" draw:layer="layout" svg:x1="7.667cm" svg:y1="6.07cm" svg:x2="8.937cm" svg:y2="6.07cm">
          <text:p/>
        </draw:line>
        <draw:frame draw:style-name="gr5" draw:text-style-name="P10" draw:layer="layout" svg:width="0.697cm" svg:height="0.645cm" svg:x="5.858cm" svg:y="5.77cm">
          <draw:text-box>
            <text:p><text:span text:style-name="T4">1</text:span></text:p>
          </draw:text-box>
        </draw:frame>
        <draw:line draw:style-name="gr7" draw:text-style-name="P4" draw:layer="layout" svg:x1="9.084cm" svg:y1="4.726cm" svg:x2="15.303cm" svg:y2="4.726cm">
          <text:p/>
        </draw:line>
        <draw:line draw:style-name="gr7" draw:text-style-name="P4" draw:layer="layout" svg:x1="15.276cm" svg:y1="4.722cm" svg:x2="15.276cm" svg:y2="4.952cm">
          <text:p/>
        </draw:line>
        <draw:line draw:style-name="gr7" draw:text-style-name="P4" draw:layer="layout" svg:x1="9.11cm" svg:y1="4.722cm" svg:x2="9.11cm" svg:y2="4.952cm">
          <text:p/>
        </draw:line>
        <draw:line draw:style-name="gr8" draw:text-style-name="P11" draw:layer="layout" svg:x1="12.146cm" svg:y1="4.492cm" svg:x2="12.146cm" svg:y2="4.722cm">
          <text:p/>
        </draw:line>
        <draw:frame draw:style-name="gr5" draw:text-style-name="P10" draw:layer="layout" svg:width="4.672cm" svg:height="0.645cm" svg:x="9.821cm" svg:y="3.857cm">
          <draw:text-box>
            <text:p text:style-name="P12"><text:span text:style-name="T4">256 nullifying bits per entry</text:span></text:p>
          </draw:text-box>
        </draw:frame>
        <draw:frame draw:style-name="gr5" draw:text-style-name="P10" draw:layer="layout" svg:width="2.974cm" svg:height="0.645cm" svg:x="4.719cm" svg:y="7.241cm">
          <draw:text-box>
            <text:p text:style-name="P1"><text:span text:style-name="T4">leaf index // 256</text:span></text:p>
          </draw:text-box>
        </draw:frame>
        <draw:custom-shape draw:style-name="gr2" draw:text-style-name="P3" draw:layer="layout" svg:width="0.635cm" svg:height="0.635cm" svg:x="9.903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903cm" svg:y="5.127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9.902cm" svg:y="5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902cm" svg:y="5.765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9.9cm" svg:y="7.2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9.9cm" svg:y="7.279cm">
          <text:p text:style-name="P5"><text:span text:style-name="T2">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65cm" svg:y1="5.445cm" svg:x2="10.63cm" svg:y2="5.445cm">
          <text:p/>
        </draw:line>
        <draw:custom-shape draw:style-name="gr4" draw:text-style-name="P6" draw:layer="layout" svg:width="0.635cm" svg:height="0.635cm" svg:x="12.141cm" svg:y="5.127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64cm" svg:y1="6.083cm" svg:x2="10.629cm" svg:y2="6.083cm">
          <text:p/>
        </draw:line>
        <draw:custom-shape draw:style-name="gr4" draw:text-style-name="P6" draw:layer="layout" svg:width="0.635cm" svg:height="0.635cm" svg:x="12.14cm" svg:y="5.765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62cm" svg:y1="7.597cm" svg:x2="10.627cm" svg:y2="7.597cm">
          <text:p/>
        </draw:line>
        <draw:custom-shape draw:style-name="gr4" draw:text-style-name="P14" draw:layer="layout" svg:width="0.635cm" svg:height="0.635cm" svg:x="12.138cm" svg:y="7.279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667cm" svg:y1="7.565cm" svg:x2="8.937cm" svg:y2="7.565cm">
          <text:p/>
        </draw:line>
        <draw:custom-shape draw:style-name="gr2" draw:text-style-name="P3" draw:layer="layout" svg:width="0.635cm" svg:height="0.635cm" svg:x="11.515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1.515cm" svg:y="5.127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1.514cm" svg:y="5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1.514cm" svg:y="5.765cm">
          <text:p text:style-name="P5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0.635cm" svg:x="11.512cm" svg:y="7.2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35cm" svg:height="0.635cm" svg:x="11.512cm" svg:y="7.279cm">
          <text:p text:style-name="P5"><text:span text:style-name="T2">0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513cm" svg:y1="8.919cm" svg:x2="12.513cm" svg:y2="8.094cm">
          <text:p/>
        </draw:line>
        <draw:frame draw:style-name="gr5" draw:text-style-name="P16" draw:layer="layout" svg:width="3.19cm" svg:height="1.039cm" svg:x="10.967cm" svg:y="8.937cm">
          <draw:text-box>
            <text:p text:style-name="P15"><text:span text:style-name="T4">bit number:</text:span></text:p>
            <text:p text:style-name="P15"><text:span text:style-name="T4">leaf index % 256 </text:span></text:p>
          </draw:text-box>
        </draw:frame>
        <draw:line draw:style-name="gr3" draw:text-style-name="P4" draw:layer="layout" svg:x1="6.206cm" svg:y1="7.083cm" svg:x2="6.206cm" svg:y2="6.448cm">
          <text:p/>
        </draw:line>
        <draw:frame draw:style-name="gr5" draw:text-style-name="P9" draw:layer="layout" svg:width="1.768cm" svg:height="0.725cm" svg:x="11.234cm" svg:y="2.891cm">
          <draw:text-box>
            <text:p text:style-name="P8"><text:span text:style-name="T3">Valu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3-01-13T17:55:32.806109231</dc:date>
    <meta:editing-duration>PT23M56S</meta:editing-duration>
    <meta:editing-cycles>6</meta:editing-cycles>
    <meta:generator>LibreOffice/7.3.7.2$Linux_X86_64 LibreOffice_project/30$Build-2</meta:generator>
    <meta:document-statistic meta:object-count="51"/>
  </office:meta>
</office:document-meta>
</file>